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witch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Each port in a switch maps to a power converter interface <text:s/>.</text:p>
            <text:p>The wire for power converter and communication go together.</text:p>
            <text:p>It maintains the list of mac addresses of devices connected to a port.</text:p>
            <text:p>Login using telnet and access the port parameter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ster raspberry pie<text:line-break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gulary polls the switch <text:s/>for new devices connected to it. Devices refers to smart loads.</text:p>
              </text:list-item>
              <text:list-item>
                <text:p>Makes a table of devices conected to switch. Mac address, Ip Table and Port number are parameter of table.</text:p>
              </text:list-item>
              <text:list-item>
                <text:p>Get the electrical parameter of connected load and source.Make a list of connected load and source along with there parameter. </text:p>
              </text:list-item>
              <text:list-item>
                <text:p>Control all the converter by passing the electrical parameter using i2c.</text:p>
              </text:list-item>
              <text:list-item>
                <text:p>Regularly polls the smart load and update the smart load li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ical Specif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munication Board – Raspbery pie </text:p>
              </text:list-item>
              <text:list-item>
                <text:p>Network Layer Protocol – TCP</text:p>
              </text:list-item>
              <text:list-item>
                <text:p>Transport Layer Security – TLSV3</text:p>
              </text:list-item>
              <text:list-item>
                <text:p>XML file used for message sha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22:59:33.173451634</meta:creation-date>
    <dc:date>2019-01-29T01:34:30.809658289</dc:date>
    <meta:editing-duration>PT1H41M26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